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0.5pt" style:font-size-asian="10.5pt"/>
    </style:style>
    <style:style style:name="P2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color="#000000" fo:font-size="10.5pt" style:text-underline-style="solid" style:text-underline-width="auto" style:text-underline-color="font-color" fo:font-weight="normal" style:text-underline-mode="continuous" style:text-overline-mode="continuous" style:text-line-through-mode="continuous" style:font-size-asian="10.5pt" style:font-weight-asian="normal"/>
    </style:style>
    <style:style style:name="T2" style:family="text">
      <style:text-properties fo:color="#000000" fo:font-size="10.5pt" fo:font-weight="normal" style:font-size-asian="10.5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/></text:span></text:p>
      <text:p text:style-name="P1">Arranged in rows we exit</text:p>
      <text:p text:style-name="P1">our nest inlaid, encased in brick.</text:p>
      <text:p text:style-name="P1">The doors thrust open, our path pre-chosen:</text:p>
      <text:p text:style-name="P1">one of clouds;</text:p>
      <text:p text:style-name="P1">one of pavement,</text:p>
      <text:p text:style-name="P1">and a hoar wind's icy lick.</text:p>
      <text:p text:style-name="P1">–––</text:p>
      <text:p text:style-name="P1">A paneled building with flaking paint,</text:p>
      <text:p text:style-name="P1">the colour of dead roses,</text:p>
      <text:p text:style-name="P1">the colour of crushed velvet,</text:p>
      <text:p text:style-name="P1">dead lights,</text:p>
      <text:p text:style-name="P1">crushed dreams,</text:p>
      <text:p text:style-name="P1">lays spread out before me,</text:p>
      <text:p text:style-name="P1">with inebriated confidence,</text:p>
      <text:p text:style-name="P1">so too, spread out in reams.</text:p>
      <text:p text:style-name="P1"/>
      <text:p text:style-name="P1">Begrudgingly, we ascend</text:p>
      <text:p text:style-name="P1">stairs designed, exemplify,</text:p>
      <text:p text:style-name="P1">wholeheartedly a half-assed</text:p>
      <text:p text:style-name="P1">means of transportation.</text:p>
      <text:p text:style-name="P1">–––</text:p>
      <text:p text:style-name="P1">She greets us with a smile;</text:p>
      <text:p text:style-name="P1">teeth exposed, knees bent,</text:p>
      <text:p text:style-name="P1">a hair pin glints, in the pale light</text:p>
      <text:p text:style-name="P1">shimmering on our saddened faces,</text:p>
      <text:p text:style-name="P1">shivering on Her doorstep.</text:p>
      <text:p text:style-name="P1"/>
      <text:p text:style-name="P1">Frost falls.</text:p>
      <text:p text:style-name="P1">The trembling bodies of the meek</text:p>
      <text:p text:style-name="P1">release bearings, steadfast in cold.</text:p>
      <text:p text:style-name="P1">A curtain drops.</text:p>
      <text:p text:style-name="P1">A dance of light,</text:p>
      <text:p text:style-name="P1">flitting, falling,</text:p>
      <text:p text:style-name="P1">glistering, Glissade.</text:p>
      <text:p text:style-name="P1">Purpose, exhausted,</text:p>
      <text:p text:style-name="P1">settles to the ground.</text:p>
      <text:p text:style-name="P1">Trampled.</text:p>
      <text:p text:style-name="P1"/>
      <text:p text:style-name="P1">A door is shut.</text:p>
      <text:p text:style-name="P1"/>
      <text:p text:style-name="P1">Congealed drips, fall, and lay still.</text:p>
      <text:p text:style-name="P1">Never wavering, never wondering.</text:p>
      <text:p text:style-name="P1">–––</text:p>
      <text:p text:style-name="P1">The droning speak</text:p>
      <text:p text:style-name="P1">toward heads of weak,</text:p>
      <text:p text:style-name="P1">which condescends mind's hill;</text:p>
      <text:p text:style-name="P1">Whose jagged rocks,</text:p>
      <text:p text:style-name="P1">like ticking clocks,</text:p>
      <text:p text:style-name="P1">do ceaselessly stand still.</text:p>
      <text:p text:style-name="P1">–––</text:p>
      <text:p text:style-name="P1">She directs us in our noises.</text:p>
      <text:p text:style-name="P1">Some mad Orchestral Wicken in Her silks,</text:p>
      <text:p text:style-name="P1">in Her beads.</text:p>
      <text:p text:style-name="P1">At command, we sound in fugue.</text:p>
      <text:p text:style-name="P1">Naught knowing minds,</text:p>
      <text:p text:style-name="P1">uncaring voices in an unknown tongue cry.</text:p>
      <text:p text:style-name="P1">A requiem facade. A ballad belied.</text:p>
      <text:p text:style-name="P1"><text:soft-page-break/>Thoughtless and beaten we do comply.</text:p>
      <text:p text:style-name="P1">–––</text:p>
      <text:p text:style-name="Standard"><text:span text:style-name="Strong_20_Emphasis"><text:span text:style-name="T2">Hope is the thing with Feathers,</text:span></text:span></text:p>
      <text:p text:style-name="Standard"><text:span text:style-name="Strong_20_Emphasis"><text:span text:style-name="T2">though the thing with Beak and Talo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02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75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Evan Knebel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Teacher</meta:initial-creator>
    <meta:creation-date>2013-12-26T21:27:00Z</meta:creation-date>
    <dc:date>2015-02-22T16:57:22.493000000</dc:date>
    <meta:editing-cycles>1</meta:editing-cycles>
    <meta:editing-duration>PT19500S</meta:editing-duration>
    <meta:document-statistic meta:table-count="0" meta:image-count="0" meta:object-count="0" meta:page-count="2" meta:paragraph-count="58" meta:word-count="228" meta:character-count="1367" meta:non-whitespace-character-count="1191"/>
    <meta:template xlink:type="simple" xlink:actuate="onRequest" xlink:title="" xlink:href="../Epic%20Poem%20Attempt.odt/Normal"/>
  </office:meta>
</office:document-meta>
</file>